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15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15'.G37"/>
          <table:table-cell table:style-name="transactions_crypto" table:formula="='B1_2015'.I36"/>
          <table:table-cell table:style-name="transactions_yen" table:formula="='B1_2015'.I37"/>
          <table:table-cell table:style-name="transactions_right_end" table:formula="='B1_2015'.I4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19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19'.G36"/>
          <table:table-cell table:style-name="transactions_crypto" table:formula="='B2_2019'.I35"/>
          <table:table-cell table:style-name="transactions_yen" table:formula="='B2_2019'.I36"/>
          <table:table-cell table:style-name="transactions_right_end" table:formula="='B2_2019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19'.G32"/>
          <table:table-cell table:style-name="transactions_crypto" table:formula="='B4_2019'.I31"/>
          <table:table-cell table:style-name="transactions_yen" table:formula="='B4_2019'.I32"/>
          <table:table-cell table:style-name="transactions_right_end" table:formula="='B4_2019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1)"/>
          <table:table-cell table:style-name="ce781" table:formula="=SUM(C8:C11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1)"/>
          <table:table-cell table:style-name="ce285" table:formula="=SUM(G8:G11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1430.0" office:value-type="float"/>
          <table:table-cell table:style-name="transactions_middle" office:value="0.0" office:value-type="float"/>
          <table:table-cell table:style-name="transactions_middle" table:formula="='B2_2020'.G40"/>
          <table:table-cell table:style-name="transactions_crypto" table:formula="='B2_2020'.I39"/>
          <table:table-cell table:style-name="transactions_yen" table:formula="='B2_2020'.I40"/>
          <table:table-cell table:style-name="transactions_right_end" table:formula="='B2_2020'.I48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1430.0" office:value-type="float"/>
          <table:table-cell table:style-name="transactions_middle" office:value="0.0" office:value-type="float"/>
          <table:table-cell table:style-name="transactions_middle" table:formula="='B3_2020'.G45"/>
          <table:table-cell table:style-name="transactions_crypto" table:formula="='B3_2020'.I44"/>
          <table:table-cell table:style-name="transactions_yen" table:formula="='B3_2020'.I45"/>
          <table:table-cell table:style-name="transactions_right_end" table:formula="='B3_2020'.I5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1430.0" office:value-type="float"/>
          <table:table-cell table:style-name="transactions_middle" office:value="0.0" office:value-type="float"/>
          <table:table-cell table:style-name="transactions_middle" table:formula="='B4_2020'.G41"/>
          <table:table-cell table:style-name="transactions_crypto" table:formula="='B4_2020'.I40"/>
          <table:table-cell table:style-name="transactions_yen" table:formula="='B4_2020'.I41"/>
          <table:table-cell table:style-name="transactions_right_end" table:formula="='B4_2020'.I4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2)"/>
          <table:table-cell table:style-name="ce781" table:formula="=SUM(C8:C12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2)"/>
          <table:table-cell table:style-name="ce285" table:formula="=SUM(G8:G12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1'.G34"/>
          <table:table-cell table:style-name="transactions_crypto" table:formula="='B4_2021'.I33"/>
          <table:table-cell table:style-name="transactions_yen" table:formula="='B4_2021'.I34"/>
          <table:table-cell table:style-name="transactions_right_end" table:formula="='B4_2021'.I4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15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0.1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0.4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1.0" office:value-type="float"/>
          <table:table-cell table:style-name="transactions_yen" office:value="0.1" office:value-type="float"/>
          <table:table-cell table:style-name="transactions_crypto" office:value="0.0" office:value-type="float"/>
          <table:table-cell table:style-name="transactions_yen" office:value="0.1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0.4" office:value-type="float"/>
          <table:table-cell table:style-name="transactions_crypto" office:value="0.0" office:value-type="float"/>
          <table:table-cell table:style-name="transactions_yen" office:value="0.4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="0.02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05" office:value-type="float"/>
          <table:table-cell table:style-name="transactions_yen" office:value="0.005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9)=0;0;SUM(E22:E29))"/>
          <table:table-cell table:style-name="summary_5f_yen" table:formula="=IF(SUM(F22:F29)=0;0;SUM(F22:F29))"/>
          <table:table-cell table:style-name="summary_5f_crypto" table:formula="=IF(SUM(G22:G29)=0;0;SUM(G22:G29))"/>
          <table:table-cell table:style-name="summary_5f_yen" table:formula="=IF(SUM(H22:H29)=0;0;SUM(H22:H29))"/>
          <table:table-cell table:style-name="summary_5f_donations" table:formula="=IF(SUM(I22:I29)=0;0;SUM(I22:I29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0"/>
          <table:table-cell table:style-name="ce713" office:value-type="string" calcext:value-type="string">
            <text:p>―</text:p>
          </table:table-cell>
          <table:table-cell table:style-name="ce645" table:formula="=G13+G30"/>
          <table:table-cell table:style-name="ce756" table:formula="=E36+F36-H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0"/>
          <table:table-cell table:style-name="ce714" table:formula="=IF((E36+F36);(E37+F37)/(E36+F36);0)"/>
          <table:table-cell table:style-name="ce736" table:formula="=H36*G37"/>
          <table:table-cell table:style-name="ce757" table:formula="=I36*G3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0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7"/>
          <table:table-cell table:style-name="ce717" table:formula="=I30"/>
          <table:table-cell table:style-name="ce739"/>
          <table:table-cell table:style-name="ce761" table:formula="=I47-I4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5:E45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5:H45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19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22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5" office:value-type="float"/>
          <table:table-cell table:style-name="transactions_yen" office:value="7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3" office:value-type="float"/>
          <table:table-cell table:style-name="transactions_yen" office:value="39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1" office:value-type="float"/>
          <table:table-cell table:style-name="transactions_yen" office:value="12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5" office:value-type="float"/>
          <table:table-cell table:style-name="transactions_yen" office:value="168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4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568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-type="string">
            <text:p>0 (￥1,430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8" office:value-type="float"/>
          <table:table-cell table:style-name="transactions_yen" office:value="21614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51" office:value-type="float"/>
          <table:table-cell table:style-name="transactions_yen" office:value="7650.0" office:value-type="float"/>
          <table:table-cell table:style-name="transactions_right_end" office:value="153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2)=0;0;SUM(E22:E32))"/>
          <table:table-cell table:style-name="summary_5f_yen" table:formula="=IF(SUM(F22:F32)=0;0;SUM(F22:F32))"/>
          <table:table-cell table:style-name="summary_5f_crypto" table:formula="=IF(SUM(G22:G32)=0;0;SUM(G22:G32))"/>
          <table:table-cell table:style-name="summary_5f_yen" table:formula="=IF(SUM(H22:H32)=0;0;SUM(H22:H32))"/>
          <table:table-cell table:style-name="summary_5f_donations" table:formula="=IF(SUM(I22:I32)=0;0;SUM(I22:I32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2_2019'.I35"/>
          <table:table-cell table:style-name="ce645" table:formula="=E13+E33"/>
          <table:table-cell table:style-name="ce713" office:value-type="string" calcext:value-type="string">
            <text:p>―</text:p>
          </table:table-cell>
          <table:table-cell table:style-name="ce645" table:formula="=G13+G33"/>
          <table:table-cell table:style-name="ce756" table:formula="=E39+F39-H3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2_2019'.I36"/>
          <table:table-cell table:style-name="ce682" table:formula="=F13+F33"/>
          <table:table-cell table:style-name="ce714" table:formula="=IF((E39+F39);(E40+F40)/(E39+F39);0)"/>
          <table:table-cell table:style-name="ce736" table:formula="=H39*G40"/>
          <table:table-cell table:style-name="ce757" table:formula="=I39*G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3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0"/>
          <table:table-cell table:style-name="ce717" table:formula="=I33"/>
          <table:table-cell table:style-name="ce739"/>
          <table:table-cell table:style-name="ce761" table:formula="=I50-I5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8:E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8:H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2000.0" office:value-type="float"/>
          <table:table-cell table:style-name="transactions_crypto" office:value="0.0" office:value-type="float"/>
          <table:table-cell table:style-name="transactions_yen" office:value="22000.0" office:value-type="float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5" office:value-type="float"/>
          <table:table-cell table:style-name="transactions_yen" office:value="168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1" office:value-type="float"/>
          <table:table-cell table:style-name="transactions_yen" office:value="12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5" office:value-type="float"/>
          <table:table-cell table:style-name="transactions_yen" office:value="7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3" office:value-type="float"/>
          <table:table-cell table:style-name="transactions_yen" office:value="39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4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568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-type="string">
            <text:p>0 (￥1,430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8" office:value-type="float"/>
          <table:table-cell table:style-name="transactions_yen" office:value="21614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51" office:value-type="float"/>
          <table:table-cell table:style-name="transactions_yen" office:value="7650.0" office:value-type="float"/>
          <table:table-cell table:style-name="transactions_right_end" office:value="153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7)=0;0;SUM(E22:E37))"/>
          <table:table-cell table:style-name="summary_5f_yen" table:formula="=IF(SUM(F22:F37)=0;0;SUM(F22:F37))"/>
          <table:table-cell table:style-name="summary_5f_crypto" table:formula="=IF(SUM(G22:G37)=0;0;SUM(G22:G37))"/>
          <table:table-cell table:style-name="summary_5f_yen" table:formula="=IF(SUM(H22:H37)=0;0;SUM(H22:H37))"/>
          <table:table-cell table:style-name="summary_5f_donations" table:formula="=IF(SUM(I22:I37)=0;0;SUM(I22:I37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8"/>
          <table:table-cell table:style-name="ce713" office:value-type="string" calcext:value-type="string">
            <text:p>―</text:p>
          </table:table-cell>
          <table:table-cell table:style-name="ce645" table:formula="=G13+G38"/>
          <table:table-cell table:style-name="ce756" table:formula="=E44+F44-H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8"/>
          <table:table-cell table:style-name="ce714" table:formula="=IF((E44+F44);(E45+F45)/(E44+F44);0)"/>
          <table:table-cell table:style-name="ce736" table:formula="=H44*G45"/>
          <table:table-cell table:style-name="ce757" table:formula="=I44*G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8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5"/>
          <table:table-cell table:style-name="ce717" table:formula="=I38"/>
          <table:table-cell table:style-name="ce739"/>
          <table:table-cell table:style-name="ce761" table:formula="=I55-I5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53:E53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53:H53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19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22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5" office:value-type="float"/>
          <table:table-cell table:style-name="transactions_yen" office:value="168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1" office:value-type="float"/>
          <table:table-cell table:style-name="transactions_yen" office:value="12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5" office:value-type="float"/>
          <table:table-cell table:style-name="transactions_yen" office:value="7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3" office:value-type="float"/>
          <table:table-cell table:style-name="transactions_yen" office:value="39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4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568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-type="string">
            <text:p>0 (￥1,430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3)=0;0;SUM(E22:E33))"/>
          <table:table-cell table:style-name="summary_5f_yen" table:formula="=IF(SUM(F22:F33)=0;0;SUM(F22:F33))"/>
          <table:table-cell table:style-name="summary_5f_crypto" table:formula="=IF(SUM(G22:G33)=0;0;SUM(G22:G33))"/>
          <table:table-cell table:style-name="summary_5f_yen" table:formula="=IF(SUM(H22:H33)=0;0;SUM(H22:H33))"/>
          <table:table-cell table:style-name="summary_5f_donations" table:formula="=IF(SUM(I22:I33)=0;0;SUM(I22:I33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4_2019'.I31"/>
          <table:table-cell table:style-name="ce645" table:formula="=E13+E34"/>
          <table:table-cell table:style-name="ce713" office:value-type="string" calcext:value-type="string">
            <text:p>―</text:p>
          </table:table-cell>
          <table:table-cell table:style-name="ce645" table:formula="=G13+G34"/>
          <table:table-cell table:style-name="ce756" table:formula="=E40+F40-H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4_2019'.I32"/>
          <table:table-cell table:style-name="ce682" table:formula="=F13+F34"/>
          <table:table-cell table:style-name="ce714" table:formula="=IF((E40+F40);(E41+F41)/(E40+F40);0)"/>
          <table:table-cell table:style-name="ce736" table:formula="=H40*G41"/>
          <table:table-cell table:style-name="ce757" table:formula="=I40*G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4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1"/>
          <table:table-cell table:style-name="ce717" table:formula="=I34"/>
          <table:table-cell table:style-name="ce739"/>
          <table:table-cell table:style-name="ce761" table:formula="=I51-I5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9:E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9:H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8" office:value-type="float"/>
          <table:table-cell table:style-name="transactions_yen" office:value="21614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51" office:value-type="float"/>
          <table:table-cell table:style-name="transactions_yen" office:value="7650.0" office:value-type="float"/>
          <table:table-cell table:style-name="transactions_right_end" office:value="153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6)=0;0;SUM(E22:E26))"/>
          <table:table-cell table:style-name="summary_5f_yen" table:formula="=IF(SUM(F22:F26)=0;0;SUM(F22:F26))"/>
          <table:table-cell table:style-name="summary_5f_crypto" table:formula="=IF(SUM(G22:G26)=0;0;SUM(G22:G26))"/>
          <table:table-cell table:style-name="summary_5f_yen" table:formula="=IF(SUM(H22:H26)=0;0;SUM(H22:H26))"/>
          <table:table-cell table:style-name="summary_5f_donations" table:formula="=IF(SUM(I22:I26)=0;0;SUM(I22:I26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4_2020'.I40"/>
          <table:table-cell table:style-name="ce645" table:formula="=E13+E27"/>
          <table:table-cell table:style-name="ce713" office:value-type="string" calcext:value-type="string">
            <text:p>―</text:p>
          </table:table-cell>
          <table:table-cell table:style-name="ce645" table:formula="=G13+G27"/>
          <table:table-cell table:style-name="ce756" table:formula="=E33+F33-H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4_2020'.I41"/>
          <table:table-cell table:style-name="ce682" table:formula="=F13+F27"/>
          <table:table-cell table:style-name="ce714" table:formula="=IF((E33+F33);(E34+F34)/(E33+F33);0)"/>
          <table:table-cell table:style-name="ce736" table:formula="=H33*G34"/>
          <table:table-cell table:style-name="ce757" table:formula="=I33*G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7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4"/>
          <table:table-cell table:style-name="ce717" table:formula="=I27"/>
          <table:table-cell table:style-name="ce739"/>
          <table:table-cell table:style-name="ce761" table:formula="=I44-I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2:E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2:H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19T09:14:15.571092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